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5E0000005EC3FCE171.png"/>
  <manifest:file-entry manifest:media-type="image/gif" manifest:full-path="Pictures/1000008200000200000000A93E6FCF04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333333" draw:fill="none" draw:fill-color="#ffffff" draw:auto-grow-width="true" fo:min-height="1.423cm" fo:min-width="16.01cm"/>
    </style:style>
    <style:style style:name="P1" style:family="paragraph">
      <style:paragraph-properties fo:text-align="center"/>
    </style:style>
    <style:style style:name="T1" style:family="text">
      <style:text-properties fo:font-family="'Comic Sans MS'" style:font-family-generic="script" style:font-pitch="variable"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061cm" svg:height="5.961cm" svg:x="1.862cm" svg:y="11.549cm">
          <draw:image xlink:href="Pictures/1000008200000200000000A93E6FCF04.gif" xlink:type="simple" xlink:show="embed" xlink:actuate="onLoad">
            <text:p/>
          </draw:image>
        </draw:frame>
        <draw:frame draw:style-name="gr2" draw:layer="layout" svg:width="18.612cm" svg:height="1.673cm" svg:x="1.381cm" svg:y="15.71cm">
          <draw:text-box>
            <text:p><text:s text:c="2"/><text:span text:style-name="T1">မြန်မာပြည် <text:s text:c="39"/></text:span><text:span text:style-name="T1">Goy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Orange" xlink:href="Pictures/100000000000005E0000005EC3FCE171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dc:date>2016-02-19T14:55:14.55</dc:date>
    <dc:creator>นัทธี เวชวิฐาน ilovetokill69@gmail.com</dc:creator>
    <meta:document-statistic meta:object-count="2"/>
    <meta:generator>OpenOffice/4.1.2$Win32 OpenOffice.org_project/412m3$Build-9782</meta:generator>
  </office:meta>
</office:document-meta>
</file>